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50000027E4C7817B0F1900D11.png" manifest:media-type="image/png"/>
  <manifest:file-entry manifest:full-path="Pictures/10000201000002D000000249ADA07E12A4D59E08.png" manifest:media-type="image/png"/>
  <manifest:file-entry manifest:full-path="Pictures/10000201000002C800000218779786447F2647E4.png" manifest:media-type="image/png"/>
  <manifest:file-entry manifest:full-path="Pictures/10000201000003130000027526F37936957C6EE4.png" manifest:media-type="image/png"/>
  <manifest:file-entry manifest:full-path="Pictures/10000201000003030000024EC419AD90AA738D8D.png" manifest:media-type="image/png"/>
  <manifest:file-entry manifest:full-path="Pictures/10000201000002F70000022671784139A1EDC9C6.png" manifest:media-type="image/png"/>
  <manifest:file-entry manifest:full-path="Pictures/1000020100000298000002313B06B0CB997F742C.png" manifest:media-type="image/png"/>
  <manifest:file-entry manifest:full-path="Pictures/1000020100000280000001E0C66DE464BAD274C6.png" manifest:media-type="image/png"/>
  <manifest:file-entry manifest:full-path="Pictures/10000201000002ED00000256F21B272196847929.png" manifest:media-type="image/png"/>
  <manifest:file-entry manifest:full-path="Pictures/10000201000002E10000023B3EF8BA5973C23285.png" manifest:media-type="image/png"/>
  <manifest:file-entry manifest:full-path="Pictures/1000020100000280000001E0E8870FF3A0100585.png" manifest:media-type="image/png"/>
  <manifest:file-entry manifest:full-path="Pictures/10000201000002DB00000247F50AC26E3EE792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14cm, 1.837cm, 1.471cm, 3.345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5cm, 2.189cm, 0.001cm, 0.298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06cm, 1.484cm, 1.164cm, 3.393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28cm, 2.287cm, 0cm, 1.196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17cm, 1.373cm, 0.474cm, 3.082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45cm, 1.678cm, 0.303cm, 0.386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17cm, 0.973cm, 0.674cm, 3.282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72cm, 2.205cm, 0.001cm, 0.912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15cm, 1.557cm, 1.173cm, 3.266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25cm, 2.129cm, 0.001cm, 0.436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08cm, 1.64cm, 1.167cm, 3.148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23cm, 2.469cm, 0.281cm, 1cm)" draw:image-opacity="100%" style:mirror="none"/>
    </style:style>
    <style:style style:name="pr1" style:family="presentation" style:parent-style-name="Default-title">
      <style:graphic-properties fo:min-height="1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737cm"/>
    </style:style>
    <style:style style:name="P1" style:family="paragraph">
      <style:text-properties fo:font-size="16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2pt"/>
    </style:style>
    <style:style style:name="P5" style:family="paragraph">
      <style:text-properties fo:font-size="22pt" style:font-size-asian="15pt" style:font-size-complex="15pt"/>
    </style:style>
    <style:style style:name="T1" style:family="text">
      <style:text-properties fo:font-size="16pt" style:font-size-asian="15pt" style:font-size-complex="15pt"/>
    </style:style>
    <style:style style:name="T2" style:family="text">
      <style:text-properties fo:font-size="16pt" fo:font-weight="bold" style:font-size-asian="15pt" style:font-weight-asian="bold" style:font-size-complex="15pt" style:font-weight-complex="bold"/>
    </style:style>
    <style:style style:name="T3" style:family="text">
      <style:text-properties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9.6cm" svg:height="1.255cm" svg:x="9.2cm" svg:y="0.4cm" presentation:class="title" presentation:user-transformed="true">
          <draw:text-box>
            <text:p><text:span text:style-name="T1">|1&gt; + |alpha=1&gt;, phase = 0 pi, detection=</text:span><text:span text:style-name="T2">FIRST</text:span><text:span text:style-name="T1">.</text:span></text:p>
          </draw:text-box>
        </draw:frame>
        <draw:frame draw:style-name="gr1" draw:text-style-name="P2" draw:layer="layout" svg:width="13.6cm" svg:height="10.955cm" svg:x="0.2cm" svg:y="5.2cm">
          <draw:image xlink:href="Pictures/10000201000003030000024EC419AD90AA738D8D.png" xlink:type="simple" xlink:show="embed" xlink:actuate="onLoad">
            <text:p/>
          </draw:image>
        </draw:frame>
        <draw:frame draw:style-name="gr2" draw:text-style-name="P2" draw:layer="layout" svg:width="13.8cm" svg:height="12.059cm" svg:x="13.8cm" svg:y="4.941cm">
          <draw:image xlink:href="Pictures/10000201000002D000000249ADA07E12A4D59E0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4" draw:text-style-name="P2" draw:layer="layout" svg:width="14.399cm" svg:height="11.198cm" svg:x="0.217cm" svg:y="4.802cm">
          <draw:image xlink:href="Pictures/10000201000002F70000022671784139A1EDC9C6.png" xlink:type="simple" xlink:show="embed" xlink:actuate="onLoad">
            <text:p/>
          </draw:image>
        </draw:frame>
        <draw:frame draw:style-name="gr5" draw:text-style-name="P2" draw:layer="layout" svg:width="13.683cm" svg:height="11.982cm" svg:x="14.317cm" svg:y="4.802cm">
          <draw:image xlink:href="Pictures/10000201000002C800000218779786447F2647E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6" draw:text-style-name="P2" draw:layer="layout" svg:width="13.6cm" svg:height="11.986cm" svg:x="0.8cm" svg:y="4cm">
          <draw:image xlink:href="Pictures/1000020100000280000001E0C66DE464BAD274C6.png" xlink:type="simple" xlink:show="embed" xlink:actuate="onLoad">
            <text:p/>
          </draw:image>
        </draw:frame>
        <draw:frame draw:style-name="gr7" draw:text-style-name="P2" draw:layer="layout" svg:width="13.2cm" svg:height="11.594cm" svg:x="14.4cm" svg:y="4.406cm">
          <draw:image xlink:href="Pictures/1000020100000298000002313B06B0CB997F74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8" draw:text-style-name="P2" draw:layer="layout" svg:width="13.8cm" svg:height="11.96cm" svg:x="0.4cm" svg:y="4.04cm">
          <draw:image xlink:href="Pictures/1000020100000280000001E0E8870FF3A0100585.png" xlink:type="simple" xlink:show="embed" xlink:actuate="onLoad">
            <text:p/>
          </draw:image>
        </draw:frame>
        <draw:frame draw:style-name="gr9" draw:text-style-name="P2" draw:layer="layout" svg:width="13.4cm" svg:height="11.706cm" svg:x="14.2cm" svg:y="4.294cm">
          <draw:image xlink:href="Pictures/10000201000002E10000023B3EF8BA5973C232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5" draw:layer="layout" svg:width="9.6cm" svg:height="1.255cm" svg:x="9.2cm" svg:y="0.401cm" presentation:class="title" presentation:user-transformed="true">
          <draw:text-box>
            <text:p text:style-name="P4"><text:span text:style-name="T3">ERP correlations.</text:span></text:p>
          </draw:text-box>
        </draw:frame>
        <draw:frame draw:style-name="gr10" draw:text-style-name="P2" draw:layer="layout" svg:width="14.199cm" svg:height="12.199cm" svg:x="0.556cm" svg:y="4.555cm">
          <draw:image xlink:href="Pictures/10000201000002ED00000256F21B272196847929.png" xlink:type="simple" xlink:show="embed" xlink:actuate="onLoad">
            <text:p/>
          </draw:image>
        </draw:frame>
        <draw:frame draw:style-name="gr11" draw:text-style-name="P2" draw:layer="layout" svg:width="13cm" svg:height="11.359cm" svg:x="14.6cm" svg:y="5cm">
          <draw:image xlink:href="Pictures/10000201000002DB00000247F50AC26E3EE79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2" draw:text-style-name="P2" draw:layer="layout" svg:width="13.344cm" svg:height="11.589cm" svg:x="0.456cm" svg:y="4.2cm">
          <draw:image xlink:href="Pictures/10000201000003130000027526F37936957C6EE4.png" xlink:type="simple" xlink:show="embed" xlink:actuate="onLoad">
            <text:p/>
          </draw:image>
        </draw:frame>
        <draw:frame draw:style-name="gr13" draw:text-style-name="P2" draw:layer="layout" svg:width="14cm" svg:height="12.535cm" svg:x="14cm" svg:y="3.6cm">
          <draw:image xlink:href="Pictures/10000201000003250000027E4C7817B0F1900D11.png" xlink:type="simple" xlink:show="embed" xlink:actuate="onLoad">
            <text:p/>
          </draw:image>
        </draw:frame>
        <draw:frame presentation:style-name="pr3" draw:text-style-name="P5" draw:layer="layout" svg:width="17.6cm" svg:height="1.737cm" svg:x="5cm" svg:y="18.063cm" presentation:class="title" presentation:user-transformed="true">
          <draw:text-box>
            <text:p text:style-name="P4"><text:span text:style-name="T3">All pictures change with the phase varie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9:44:44.583687042</meta:creation-date>
    <meta:generator>LibreOffice/5.1.6.2$Linux_X86_64 LibreOffice_project/10m0$Build-2</meta:generator>
    <dc:date>2018-07-25T11:11:06.195779874</dc:date>
    <meta:editing-duration>P1DT12H15M28S</meta:editing-duration>
    <meta:editing-cycles>63</meta:editing-cycles>
    <meta:document-statistic meta:object-count="48"/>
  </office:meta>
</office:document-meta>
</file>